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.473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Arial Unicode MS'" style:font-family-generic-asian="swiss" style:font-size-asian="54pt" style:font-style-asian="normal" style:font-weight-asian="bold" style:font-family-complex="'Arial Black'" style:font-size-complex="54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Będę śpiewał Ci</text:span><text:span text:style-name="T1"><text:line-break/></text:span><text:span text:style-name="T1">najpiękniejszą pieśń</text:span><text:span text:style-name="T1"><text:line-break/></text:span><text:span text:style-name="T1">z aniołami tak</text:span><text:span text:style-name="T1"><text:line-break/></text:span><text:span text:style-name="T1">będę śpiewał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Święty, Święty,</text:span><text:span text:style-name="T1"><text:line-break/></text:span><text:span text:style-name="T1">Święty jest Pan,</text:span><text:span text:style-name="T1"><text:line-break/></text:span><text:span text:style-name="T1">Zastępów P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Cała ziemia jest pełna Jego chwały /x4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3-04T08:37:32</meta:creation-date>
    <dc:date>2017-01-09T20:37:18.31</dc:date>
    <dc:language>pl-PL</dc:language>
    <meta:editing-cycles>9</meta:editing-cycles>
    <meta:editing-duration>PT4M32S</meta:editing-duration>
    <dc:creator>Woda Życi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